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text-properties style:text-underline-style="none"/>
    </style:style>
    <style:style style:name="P7" style:family="paragraph" style:parent-style-name="Standard">
      <style:paragraph-properties fo:text-align="justify" style:justify-single-word="false"/>
      <style:text-properties style:text-underline-style="none"/>
    </style:style>
    <style:style style:name="P8"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style:text-underline-style="none"/>
    </style:style>
    <style:style style:name="T2" style:family="text">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UTOEVALUACIÓN</text:p>
      <text:p text:style-name="P4"/>
      <text:p text:style-name="P5">ACCESO A DATOS</text:p>
      <text:p text:style-name="P1">Valoración de conocimientos: <text:span text:style-name="T2">7</text:span></text:p>
      <text:p text:style-name="P6"/>
      <text:p text:style-name="P7">Creo que asimilado los conceptos aprendidos en este trimestre. En algunos casos, me he topado con algunas dificultades y creo que debo seguir practicando para ganar más destreza, sobre todo en conseguir un código más genérico a través del MVC. Me ha encantado todo el tema referente a la clase Reflection, pues aunque tiene su complejidad, una vez aprendes su uso y nomenclatura, me parece una manera estupenda de obtener las propiedades de las clases.</text:p>
      <text:p text:style-name="P7">Hablando de todo el curso en general, considero que he ido mejorando, pero como te comentaba seguiré esforzándome por conseguir que mi código gane en abstracción.</text:p>
      <text:p text:style-name="P2"/>
      <text:p text:style-name="P2">Valoración de trabajo: <text:span text:style-name="T2">8</text:span></text:p>
      <text:p text:style-name="P2"><text:span text:style-name="T1"/></text:p>
      <text:p text:style-name="P2"><text:span text:style-name="T1">Pese al estrés de este último trimestre, he invertido bastante tiempo en la asignatura. Además, ya conseguimos reparar el problema del Xamarin Studio, en referencia a la librería MySqlData, y eso me ha permitido dedicarle más tiempo fuera de clase (aunque la semana pasada hice una actualización y ha dejado de funcionarme...).</text:span></text:p>
      <text:p text:style-name="P2"><text:span text:style-name="T1"/></text:p>
      <text:p text:style-name="P3"><text:span text:style-name="T1">NOTA JUSTA: 7,5</text:span></text:p>
      <text:p text:style-name="P2"><text:span text:style-name="T1"/></text:p>
      <text:p text:style-name="P5">PROGRAMACIÓN DE PROCESOS Y SERVICIOS</text:p>
      <text:p text:style-name="P5"/>
      <text:p text:style-name="P1">Valoración de conocimientos: <text:span text:style-name="T2">9</text:span></text:p>
      <text:p text:style-name="P6"/>
      <text:p text:style-name="P7">Comienzo hablando de este último trimestre. Lo primero, que se ha hecho excesivamente corto. En concreto, esta asignatura me encanta y me hubiese gustado aprender más sobre ella. Al igual que en acceso a datos pienso que he adquirido los conocimientos de lo que he ido consultando. En lineas generales he aprendido correctamente lo aprendido en esta asignatura.</text:p>
      <text:p text:style-name="P2"/>
      <text:p text:style-name="P2">Valoración de trabajo: <text:span text:style-name="T2">7</text:span></text:p>
      <text:p text:style-name="P2"><text:span text:style-name="T1"/></text:p>
      <text:p text:style-name="P2"><text:span text:style-name="T1">La idea de hacer un trabajo de investigación referente a los ejercicios que nos ibas planteando, me parece muy buena, pues al fin y al cabo es como tendremos que defendernos en un futuro. Sin embargo, estas últimas semanas se nos han planteado también muchos ejercicios de otras asignaturas y hemos tenido menos tiempo. Además, entre semana normalmente no dispongo de internet y para mi ha sido más complicado hacer esta labor, por no decir que casi todo lo que encontraba estaba en inglés (y esta es todavía para mí una tarea pendiente). Así que puede que haya echado en falta más explicaciones como habitualmente veníamos haciendo en el primer trimestre. A lo mejor, estaría bien proponer el tema de investigar a mediados de curso y no al final, que estamos más agobiados. O dejar un tiempo de investigación, y si no se consigue, entonces resolverlo en clase, pero vamos que lo propongo a modo de crítica constructiva.</text:span></text:p>
      <text:p text:style-name="P2"><text:span text:style-name="T1"/></text:p>
      <text:p text:style-name="P3"><text:span text:style-name="T1">NOTA JUSTA: 8</text:span></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 </meta:initial-creator>
    <meta:creation-date>2014-02-20T09:59:33</meta:creation-date>
    <dc:date>2014-02-20T12:04:23</dc:date>
    <dc:creator>mati </dc:creator>
    <meta:editing-duration>PT3M5S</meta:editing-duration>
    <meta:editing-cycles>1</meta:editing-cycles>
    <meta:document-statistic meta:table-count="0" meta:image-count="0" meta:object-count="0" meta:page-count="1" meta:paragraph-count="14" meta:word-count="400" meta:character-count="2422" meta:non-whitespace-character-count="2036"/>
    <meta:generator>LibreOffice/3.5$Linux_x86 LibreOffice_project/350m1$Build-2</meta:generator>
  </office:meta>
</office:document-meta>
</file>